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236cm" fo:min-width="3.17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65cm"/>
    </style:style>
    <style:style style:name="gr5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3.95cm" fo:min-width="5.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3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3.431cm"/>
    </style:style>
    <style:style style:name="gr8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1.278cm" fo:min-width="3.07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654cm"/>
    </style:style>
    <style:style style:name="gr10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5.25cm" fo:min-width="5.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4.858cm"/>
    </style:style>
    <style:style style:name="gr12" style:family="graphic" style:parent-style-name="standard">
      <style:graphic-properties svg:stroke-width="0.1cm" svg:stroke-color="#0047ff" draw:marker-start-width="0.5cm" draw:marker-end-width="0.5cm" draw:fill="none" draw:textarea-horizontal-align="justify" draw:textarea-vertical-align="middle" draw:auto-grow-height="false" fo:min-height="1.25cm" fo:min-width="3.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79cm"/>
    </style:style>
    <style:style style:name="gr14" style:family="graphic" style:parent-style-name="standard">
      <style:graphic-properties svg:stroke-width="0.1cm" svg:stroke-color="#355e00" draw:marker-start-width="0.5cm" draw:marker-end-width="0.5cm" draw:fill="solid" draw:fill-color="#ffffff" draw:textarea-horizontal-align="justify" draw:textarea-vertical-align="middle" draw:auto-grow-height="false" fo:min-height="1.25cm" fo:min-width="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5cm" svg:y1="0.6cm" svg:x2="7.6cm" svg:y2="11.1cm">
          <text:p/>
        </draw:line>
        <draw:frame draw:style-name="gr2" draw:text-style-name="P2" draw:layer="layout" svg:width="5.6cm" svg:height="1.1cm" svg:x="1cm" svg:y="1.1cm">
          <draw:text-box>
            <text:p>Selektionsindex I</text:p>
          </draw:text-box>
        </draw:frame>
        <draw:frame draw:style-name="gr2" draw:text-style-name="P2" draw:layer="layout" svg:width="6.2cm" svg:height="1.1cm" svg:x="8cm" svg:y="1.1cm">
          <draw:text-box>
            <text:p>Gesamtzuchtwert T</text:p>
          </draw:text-box>
        </draw:frame>
        <draw:line draw:style-name="gr1" draw:text-style-name="P1" draw:layer="layout" svg:x1="1.1cm" svg:y1="2.2cm" svg:x2="14.1cm" svg:y2="2.2cm">
          <text:p/>
        </draw:line>
        <draw:custom-shape draw:style-name="gr3" draw:text-style-name="P1" draw:layer="layout" svg:width="5.2cm" svg:height="2.1cm" svg:x="1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478cm" svg:height="0.806cm" svg:x="2.3cm" svg:y="3.1cm">
          <draw:text-box>
            <text:p><text:span text:style-name="T1">Eigenleistung</text:span></text:p>
          </draw:text-box>
        </draw:frame>
        <draw:custom-shape draw:style-name="gr5" draw:text-style-name="P1" draw:layer="layout" svg:width="6.1cm" svg:height="4.2cm" svg:x="0.9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28cm" svg:height="0.806cm" svg:x="1.301cm" svg:y="5.2cm">
          <draw:text-box>
            <text:p><text:span text:style-name="T1">Verwandtenleistung</text:span></text:p>
          </draw:text-box>
        </draw:frame>
        <draw:frame draw:style-name="gr7" draw:text-style-name="P3" draw:layer="layout" svg:width="3.948cm" svg:height="2.471cm" svg:x="1.301cm" svg:y="6.1cm">
          <draw:text-box>
            <text:p><text:span text:style-name="T1">* Ahnenleistung</text:span></text:p>
            <text:p><text:span text:style-name="T1">* Geschwister</text:span></text:p>
            <text:p><text:span text:style-name="T1">* Nachkommen</text:span></text:p>
            <text:p><text:span text:style-name="T1">* weitere</text:span></text:p>
          </draw:text-box>
        </draw:frame>
        <draw:custom-shape draw:style-name="gr8" draw:text-style-name="P1" draw:layer="layout" svg:width="5.2cm" svg:height="2.3cm" svg:x="8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2cm" svg:height="1.904cm" svg:x="9.1cm" svg:y="2.9cm">
          <draw:text-box>
            <text:p><text:span text:style-name="T1">Ein Merkmal</text:span></text:p>
            <text:p><text:span text:style-name="T1">=&gt; </text:span><text:span text:style-name="T2">einfaches Zuchtziel</text:span></text:p>
          </draw:text-box>
        </draw:frame>
        <draw:custom-shape draw:style-name="gr10" draw:text-style-name="P1" draw:layer="layout" svg:width="5.9cm" svg:height="5.6cm" svg:x="8.6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37cm" svg:height="2.471cm" svg:x="8.9cm" svg:y="6.2cm">
          <draw:text-box>
            <text:p><text:span text:style-name="T1">Komplexes Zuchtziel</text:span></text:p>
            <text:p><text:span text:style-name="T1"/></text:p>
            <text:p><text:span text:style-name="T1">=&gt; mehrere Merkmale</text:span></text:p>
            <text:p><text:span text:style-name="T1">=&gt; Gesamtzuchtwert</text:span></text:p>
          </draw:text-box>
        </draw:frame>
        <draw:custom-shape draw:style-name="gr12" draw:text-style-name="P1" draw:layer="layout" svg:width="4.1cm" svg:height="1.5cm" svg:x="0.9cm" svg:y="9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779cm" svg:height="0.725cm" svg:x="1.021cm" svg:y="9.975cm">
          <draw:text-box>
            <text:p><text:span text:style-name="T2">Merkmale nur in I</text:span></text:p>
          </draw:text-box>
        </draw:frame>
        <draw:custom-shape draw:style-name="gr14" draw:text-style-name="P5" draw:layer="layout" svg:width="3.5cm" svg:height="1.5cm" svg:x="5.1cm" svg:y="9.7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5cm" svg:height="1.673cm" svg:x="5.2cm" svg:y="9.9cm">
          <draw:text-box>
            <text:p><text:span text:style-name="T2">Merkmale in I und in T</text:span></text:p>
          </draw:text-box>
        </draw:frame>
        <draw:line draw:style-name="gr1" draw:text-style-name="P1" draw:layer="layout" svg:x1="4cm" svg:y1="4.6cm" svg:x2="4cm" svg:y2="4.9cm">
          <text:p/>
        </draw:line>
        <draw:line draw:style-name="gr1" draw:text-style-name="P1" draw:layer="layout" svg:x1="3cm" svg:y1="9.3cm" svg:x2="3cm" svg:y2="9.7cm">
          <text:p/>
        </draw:line>
        <draw:line draw:style-name="gr1" draw:text-style-name="P1" draw:layer="layout" svg:x1="6cm" svg:y1="9.3cm" svg:x2="6cm" svg:y2="9.7cm">
          <text:p/>
        </draw:line>
        <draw:line draw:style-name="gr1" draw:text-style-name="P1" draw:layer="layout" svg:x1="1.4cm" svg:y1="3.6cm" svg:x2="0.5cm" svg:y2="3.6cm">
          <text:p/>
        </draw:line>
        <draw:line draw:style-name="gr1" draw:text-style-name="P1" draw:layer="layout" svg:x1="0.5cm" svg:y1="3.6cm" svg:x2="0.4cm" svg:y2="10.4cm">
          <text:p/>
        </draw:line>
        <draw:line draw:style-name="gr1" draw:text-style-name="P1" draw:layer="layout" svg:x1="0.9cm" svg:y1="10.4cm" svg:x2="0.4cm" svg:y2="10.4cm">
          <text:p/>
        </draw:line>
        <draw:line draw:style-name="gr1" draw:text-style-name="P1" draw:layer="layout" svg:x1="6.7cm" svg:y1="3.6cm" svg:x2="7.3cm" svg:y2="3.6cm">
          <text:p/>
        </draw:line>
        <draw:line draw:style-name="gr1" draw:text-style-name="P1" draw:layer="layout" svg:x1="7.3cm" svg:y1="3.6cm" svg:x2="7.3cm" svg:y2="9.7cm">
          <text:p/>
        </draw:line>
        <draw:line draw:style-name="gr16" draw:text-style-name="P1" draw:layer="layout" svg:x1="6.6cm" svg:y1="3.9cm" svg:x2="8.8cm" svg:y2="4.1cm">
          <text:p/>
        </draw:line>
        <draw:line draw:style-name="gr16" draw:text-style-name="P1" draw:layer="layout" svg:x1="6.4cm" svg:y1="4cm" svg:x2="8.6cm" svg:y2="5.6cm">
          <text:p/>
        </draw:line>
        <draw:line draw:style-name="gr16" draw:text-style-name="P1" draw:layer="layout" svg:x1="7cm" svg:y1="6.1cm" svg:x2="9.1cm" svg:y2="4.4cm">
          <text:p/>
        </draw:line>
        <draw:line draw:style-name="gr16" draw:text-style-name="P1" draw:layer="layout" svg:x1="7cm" svg:y1="7.2cm" svg:x2="8.6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23T04:31:39.585948000</dc:date>
    <meta:editing-duration>PT13M27S</meta:editing-duration>
    <meta:editing-cycles>4</meta:editing-cycles>
    <meta:generator>LibreOffice/5.4.3.2$MacOSX_X86_64 LibreOffice_project/92a7159f7e4af62137622921e809f8546db437e5</meta:generator>
    <meta:document-statistic meta:object-count="29"/>
  </office:meta>
</office:document-meta>
</file>